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7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2.337cm"/>
    </style:style>
    <style:style style:name="co4" style:family="table-column">
      <style:table-column-properties fo:break-before="auto" style:column-width="2.353cm"/>
    </style:style>
    <style:style style:name="co5" style:family="table-column">
      <style:table-column-properties fo:break-before="auto" style:column-width="3.103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3.33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50200c" style:text-align-source="fix" style:repeat-content="false" style:vertical-align="middle"/>
      <style:paragraph-properties fo:text-align="center" fo:margin-left="0cm"/>
      <style:text-properties fo:color="#ff8000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3">
      <style:table-cell-properties fo:background-color="#355269" style:text-align-source="fix" style:repeat-content="fals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3">
      <style:table-cell-properties fo:background-color="#355269" style:text-align-source="fix" style:repeat-content="false" fo:wrap-option="wrap" style:vertical-align="middle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355269" style:text-align-source="fix" style:repeat-content="false" fo:wrap-option="wrap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cm"/>
    </style:style>
    <style:style style:name="ce25" style:family="table-cell" style:parent-style-name="Default" style:data-style-name="N108">
      <style:table-cell-properties fo:background-color="#50200c" style:text-align-source="fix" style:repeat-content="fals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3">
      <style:table-cell-properties fo:border-bottom="0.06pt dotted #666666" fo:background-color="#355269" style:text-align-source="fix" style:repeat-content="false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108">
      <style:table-cell-properties fo:border-bottom="0.06pt dotted #666666" fo:background-color="#355269" style:text-align-source="fix" style:repeat-content="false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08">
      <style:table-cell-properties fo:border-bottom="0.06pt dotted #666666" fo:background-color="#50200c" style:text-align-source="fix" style:repeat-content="false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1" style:family="table-cell" style:parent-style-name="Default" style:data-style-name="N108">
      <style:table-cell-properties fo:border-bottom="0.06pt dotted #666666" fo:background-color="#ffffff" style:text-align-source="fix" style:repeat-content="false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2" style:family="table-cell" style:parent-style-name="Default" style:data-style-name="N41">
      <style:table-cell-properties style:vertical-align="middle"/>
    </style:style>
    <style:style style:name="ce33" style:family="table-cell" style:parent-style-name="Default" style:data-style-name="N41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 style:data-style-name="N41">
      <style:table-cell-properties fo:border-bottom="0.06pt dotted #666666" fo:background-color="#355269" style:text-align-source="fix" style:repeat-content="false" fo:border-left="0.06pt dotted #666666" fo:border-right="0.06pt solid #ffffff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41">
      <style:table-cell-properties fo:border-bottom="0.06pt dotted #666666" fo:background-color="#50200c" style:text-align-source="fix" style:repeat-content="false" fo:border-left="0.06pt dotted #666666" fo:border-right="0.06pt solid #ffffff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6" style:family="table-cell" style:parent-style-name="Default" style:data-style-name="N41">
      <style:table-cell-properties fo:border-bottom="0.06pt dotted #666666" fo:background-color="#ffffff" style:text-align-source="fix" style:repeat-content="false" fo:border-left="0.06pt dotted #666666" fo:border-right="0.06pt solid #ffffff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7" style:family="table-cell" style:parent-style-name="Default" style:data-style-name="N3">
      <style:table-cell-properties fo:border-bottom="0.06pt dotted #666666" fo:background-color="#355269" style:text-align-source="fix" style:repeat-content="false" fo:border-left="0.06pt solid #ffffff" fo:border-right="0.06pt solid #ffffff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108">
      <style:table-cell-properties fo:border-bottom="0.06pt dotted #666666" fo:background-color="#355269" style:text-align-source="fix" style:repeat-content="false" fo:border-left="0.06pt solid #ffffff" fo:border-right="0.06pt solid #ffffff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 style:data-style-name="N108">
      <style:table-cell-properties fo:background-color="#355269" style:text-align-source="fix" style:repeat-content="fals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108">
      <style:table-cell-properties fo:background-color="#acb20c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 style:data-style-name="N108">
      <style:table-cell-properties fo:background-color="#ffffff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2" style:family="table-cell" style:parent-style-name="Default" style:data-style-name="N3">
      <style:table-cell-properties fo:background-color="#355269" style: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355269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ffffff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6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30"/>
        <table:table-column table:style-name="co10" table:default-cell-style-name="ce35"/>
        <table:table-column table:style-name="co9" table:default-cell-style-name="ce30"/>
        <table:table-column table:style-name="co10" table:default-cell-style-name="ce35"/>
        <table:table-column table:style-name="co9" table:default-cell-style-name="ce30"/>
        <table:table-column table:style-name="co10" table:default-cell-style-name="ce35"/>
        <table:table-column table:style-name="co10" table:default-cell-style-name="ce30"/>
        <table:table-column table:style-name="co10" table:default-cell-style-name="ce35"/>
        <table:table-column table:style-name="co10" table:default-cell-style-name="ce40"/>
        <table:table-column table:style-name="co10" table:number-columns-repeated="1007" table:default-cell-style-name="ce26"/>
        <table:table-row table:style-name="ro1">
          <table:table-cell table:number-columns-repeated="8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number-columns-repeated="1007"/>
        </table:table-row>
        <table:table-row table:style-name="ro2">
          <table:table-cell table:style-name="ce5" office:value-type="string" calcext:value-type="string" table:number-columns-spanned="6" table:number-rows-spanned="1">
            <text:p>Referência (noisy image)</text:p>
          </table:table-cell>
          <table:covered-table-cell table:style-name="ce8"/>
          <table:covered-table-cell table:style-name="ce17"/>
          <table:covered-table-cell table:number-columns-repeated="3" table:style-name="ce8"/>
          <table:table-cell table:style-name="ce25" table:formula="of:=AVERAGE( 20.3702742270897; 20.3588055988994; 20.3640966037907; 20.3835848036839; 20.3545658529388 ; 20.3665960220298; 20.3873680635519; 20.3852658535697; 20.3748515238002; 20.3701875024021; 20.3652158631707; 20.3583323124957; 20.3614000035917; 20.37475238337; 20.3795863299442; 20.3746549516022; 20.3607048357197; 20.3636920531034; 20.2636799408339; 20.3655702509946; 20.3686990104109; 20.3812894025388 ; 20.3637607758348; 20.3686349902578; 20.3530626829991)" office:value-type="float" office:value="20.3647452735449" calcext:value-type="float">
            <text:p>20,365</text:p>
          </table:table-cell>
          <table:table-cell table:style-name="ce8"/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style-name="ce27" table:number-columns-repeated="1008"/>
        </table:table-row>
        <table:table-row table:style-name="ro2">
          <table:table-cell table:style-name="ce11" table:number-columns-repeated="2"/>
          <table:table-cell table:style-name="ce18"/>
          <table:table-cell table:style-name="ce11" table:number-columns-repeated="5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47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47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47"/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47"/>
          <table:table-cell table:style-name="ce11"/>
          <table:table-cell table:style-name="ce42" table:number-columns-repeated="1007"/>
        </table:table-row>
        <table:table-row table:style-name="ro2">
          <table:table-cell table:style-name="ce6" office:value-type="string" calcext:value-type="string" table:number-columns-spanned="7" table:number-rows-spanned="1">
            <text:p>NLM-GLCM</text:p>
          </table:table-cell>
          <table:covered-table-cell table:style-name="ce6"/>
          <table:covered-table-cell table:style-name="ce13"/>
          <table:covered-table-cell table:number-columns-repeated="4" table:style-name="ce6"/>
          <table:table-cell table:style-name="ce6"/>
          <table:table-cell table:style-name="ce23" office:value-type="string" calcext:value-type="string" table:number-columns-spanned="2" table:number-rows-spanned="1">
            <text:p>euclidian, h</text:p>
          </table:table-cell>
          <table:covered-table-cell table:style-name="ce47"/>
          <table:table-cell table:style-name="ce23" office:value-type="string" calcext:value-type="string" table:number-columns-spanned="2" table:number-rows-spanned="1">
            <text:p>euclidian, hSi</text:p>
          </table:table-cell>
          <table:covered-table-cell table:style-name="ce47"/>
          <table:table-cell table:style-name="ce23" office:value-type="string" calcext:value-type="string" table:number-columns-spanned="2" table:number-rows-spanned="1">
            <text:p>Q², h</text:p>
          </table:table-cell>
          <table:covered-table-cell table:style-name="ce47"/>
          <table:table-cell table:style-name="ce38" office:value-type="string" calcext:value-type="string" table:number-columns-spanned="2" table:number-rows-spanned="1">
            <text:p>Q², hSi</text:p>
          </table:table-cell>
          <table:covered-table-cell table:style-name="ce47"/>
          <table:table-cell table:style-name="ce39" office:value-type="string" calcext:value-type="string">
            <text:p>NLM</text:p>
          </table:table-cell>
          <table:table-cell table:style-name="ce43" table:number-columns-repeated="1007"/>
        </table:table-row>
        <table:table-row table:style-name="ro2">
          <table:table-cell table:style-name="ce6" office:value-type="string" calcext:value-type="string">
            <text:p>teste</text:p>
          </table:table-cell>
          <table:table-cell table:style-name="ce6" office:value-type="string" calcext:value-type="string">
            <text:p>sigma</text:p>
          </table:table-cell>
          <table:table-cell table:style-name="ce13" office:value-type="string" calcext:value-type="string">
            <text:p>prop</text:p>
          </table:table-cell>
          <table:table-cell table:style-name="ce6" office:value-type="string" calcext:value-type="string">
            <text:p>distances</text:p>
          </table:table-cell>
          <table:table-cell table:style-name="ce6" office:value-type="string" calcext:value-type="string">
            <text:p>angles</text:p>
          </table:table-cell>
          <table:table-cell table:style-name="ce6" office:value-type="string" calcext:value-type="string">
            <text:p>windows_radius</text:p>
          </table:table-cell>
          <table:table-cell table:style-name="ce6" office:value-type="string" calcext:value-type="string">
            <text:p>patch_radius</text:p>
          </table:table-cell>
          <table:table-cell table:style-name="ce6" office:value-type="string" calcext:value-type="string">
            <text:p>symmetric</text:p>
          </table:table-cell>
          <table:table-cell table:style-name="ce23" office:value-type="string" calcext:value-type="string">
            <text:p>PSNR</text:p>
          </table:table-cell>
          <table:table-cell table:style-name="ce47"/>
          <table:table-cell table:style-name="ce23" office:value-type="string" calcext:value-type="string">
            <text:p>PSNR</text:p>
          </table:table-cell>
          <table:table-cell table:style-name="ce47"/>
          <table:table-cell table:style-name="ce23" office:value-type="string" calcext:value-type="string">
            <text:p>PSNR</text:p>
          </table:table-cell>
          <table:table-cell table:style-name="ce47" office:value-type="string" calcext:value-type="string">
            <text:p>Time</text:p>
          </table:table-cell>
          <table:table-cell table:style-name="ce23" office:value-type="string" calcext:value-type="string">
            <text:p>PSNR</text:p>
          </table:table-cell>
          <table:table-cell table:style-name="ce47" office:value-type="string" calcext:value-type="string">
            <text:p>time</text:p>
          </table:table-cell>
          <table:table-cell table:style-name="ce39" office:value-type="string" calcext:value-type="string">
            <text:p>PSNR</text:p>
          </table:table-cell>
          <table:table-cell table:style-name="ce43"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84933581658" calcext:value-type="float">
            <text:p>10,728</text:p>
          </table:table-cell>
          <table:table-cell/>
          <table:table-cell office:value-type="float" office:value="12.8505735056389" calcext:value-type="float">
            <text:p>12,851</text:p>
          </table:table-cell>
          <table:table-cell/>
          <table:table-cell office:value-type="float" office:value="13.1510355367378" calcext:value-type="float">
            <text:p>13,151</text:p>
          </table:table-cell>
          <table:table-cell/>
          <table:table-cell office:value-type="float" office:value="11.8748850085658" calcext:value-type="float">
            <text:p>11,875</text:p>
          </table:table-cell>
          <table:table-cell/>
          <table:table-cell office:value-type="float" office:value="25.1802576339472" calcext:value-type="float">
            <text:p>25,18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3.8106331446572" calcext:value-type="float">
            <text:p>13,811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8425550571273" calcext:value-type="float">
            <text:p>11,843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9512543823314" calcext:value-type="float">
            <text:p>11,951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4695493996058" calcext:value-type="float">
            <text:p>11,470</text:p>
          </table:table-cell>
          <table:table-cell/>
          <table:table-cell office:value-type="float" office:value="25.1621879850452" calcext:value-type="float">
            <text:p>25,162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9.5456796146018" calcext:value-type="float">
            <text:p>9,546</text:p>
          </table:table-cell>
          <table:table-cell table:number-columns-repeated="100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4045065134811" calcext:value-type="float">
            <text:p>11,405</text:p>
          </table:table-cell>
          <table:table-cell table:number-columns-repeated="100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0.9484682671037" calcext:value-type="float">
            <text:p>10,948</text:p>
          </table:table-cell>
          <table:table-cell table:number-columns-repeated="100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6"/>
          <table:table-cell office:value-type="float" office:value="11.9162692777671" calcext:value-type="float">
            <text:p>11,916</text:p>
          </table:table-cell>
          <table:table-cell table:number-columns-repeated="100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6"/>
          <table:table-cell office:value-type="float" office:value="11.9398177912237" calcext:value-type="float">
            <text:p>11,940</text:p>
          </table:table-cell>
          <table:table-cell table:number-columns-repeated="1009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24"/>
          <table:table-cell table:style-name="ce14" table:number-columns-repeated="5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41"/>
          <table:table-cell table:style-name="ce44" table:number-columns-repeated="1007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20.2141181575866" calcext:value-type="float">
            <text:p>20,214</text:p>
          </table:table-cell>
          <table:table-cell office:value-type="time" office:time-value="PT00H09M17S" calcext:value-type="time">
            <text:p>00:09:17</text:p>
          </table:table-cell>
          <table:table-cell office:value-type="float" office:value="13.412596752103" calcext:value-type="float">
            <text:p>13,413</text:p>
          </table:table-cell>
          <table:table-cell office:value-type="time" office:time-value="PT00H09M20S" calcext:value-type="time">
            <text:p>00:09:20</text:p>
          </table:table-cell>
          <table:table-cell office:value-type="float" office:value="20.1623973845281" calcext:value-type="float">
            <text:p>20,162</text:p>
          </table:table-cell>
          <table:table-cell office:value-type="time" office:time-value="PT00H10M17S" calcext:value-type="time">
            <text:p>00:10:17</text:p>
          </table:table-cell>
          <table:table-cell office:value-type="float" office:value="12.4358386063122" calcext:value-type="float">
            <text:p>12,436</text:p>
          </table:table-cell>
          <table:table-cell office:value-type="time" office:time-value="PT00H09M15S" calcext:value-type="time">
            <text:p>00:09:15</text:p>
          </table:table-cell>
          <table:table-cell office:value-type="float" office:value="25.1491063099791" calcext:value-type="float">
            <text:p>25,149</text:p>
          </table:table-cell>
          <table:table-cell table:number-columns-repeated="1007"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1.2937867952196" calcext:value-type="float">
            <text:p>11,294</text:p>
          </table:table-cell>
          <table:table-cell office:value-type="time" office:time-value="PT09H19M00S" calcext:value-type="time">
            <text:p>09:19:00</text:p>
          </table:table-cell>
          <table:table-cell table:number-columns-repeated="2"/>
          <table:table-cell office:value-type="float" office:value="11.0837608195397" calcext:value-type="float">
            <text:p>11,084</text:p>
          </table:table-cell>
          <table:table-cell office:value-type="time" office:time-value="PT00H10M55S" calcext:value-type="time">
            <text:p>00:10:55</text:p>
          </table:table-cell>
          <table:table-cell office:value-type="float" office:value="12.4545225635502" calcext:value-type="float">
            <text:p>12,455</text:p>
          </table:table-cell>
          <table:table-cell office:value-type="time" office:time-value="PT00H09M15S" calcext:value-type="time">
            <text:p>00:09:15</text:p>
          </table:table-cell>
          <table:table-cell table:number-columns-repeated="1008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3.7057835309266" calcext:value-type="float">
            <text:p>13,706</text:p>
          </table:table-cell>
          <table:table-cell office:value-type="time" office:time-value="PT00H07M57S" calcext:value-type="time">
            <text:p>00:07:57</text:p>
          </table:table-cell>
          <table:table-cell table:number-columns-repeated="2"/>
          <table:table-cell office:value-type="float" office:value="11.8465253233456" calcext:value-type="float">
            <text:p>11,847</text:p>
          </table:table-cell>
          <table:table-cell office:value-type="time" office:time-value="PT00H08M57S" calcext:value-type="time">
            <text:p>00:08:57</text:p>
          </table:table-cell>
          <table:table-cell office:value-type="float" office:value="12.4989248821206" calcext:value-type="float">
            <text:p>12,499</text:p>
          </table:table-cell>
          <table:table-cell office:value-type="time" office:time-value="PT00H08M21S" calcext:value-type="time">
            <text:p>00:08:21</text:p>
          </table:table-cell>
          <table:table-cell table:number-columns-repeated="1008"/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7.18671415065449" calcext:value-type="float">
            <text:p>7,187</text:p>
          </table:table-cell>
          <table:table-cell office:value-type="time" office:time-value="PT00H15M32S" calcext:value-type="time">
            <text:p>00:15:32</text:p>
          </table:table-cell>
          <table:table-cell office:value-type="float" office:value="9.3760408938074" calcext:value-type="float">
            <text:p>9,376</text:p>
          </table:table-cell>
          <table:table-cell office:value-type="time" office:time-value="PT00H15M40S" calcext:value-type="time">
            <text:p>00:15:40</text:p>
          </table:table-cell>
          <table:table-cell table:number-columns-repeated="1008"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.8832459084966" calcext:value-type="float">
            <text:p>10,883</text:p>
          </table:table-cell>
          <table:table-cell office:value-type="time" office:time-value="PT00H08M28S" calcext:value-type="time">
            <text:p>00:08:28</text:p>
          </table:table-cell>
          <table:table-cell office:value-type="float" office:value="12.4893431288804" calcext:value-type="float">
            <text:p>12,489</text:p>
          </table:table-cell>
          <table:table-cell office:value-type="time" office:time-value="PT00H08M01S" calcext:value-type="time">
            <text:p>00:08:01</text:p>
          </table:table-cell>
          <table:table-cell table:number-columns-repeated="1008"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.7222137211821" calcext:value-type="float">
            <text:p>10,722</text:p>
          </table:table-cell>
          <table:table-cell office:value-type="time" office:time-value="PT00H10M22S" calcext:value-type="time">
            <text:p>00:10:22</text:p>
          </table:table-cell>
          <table:table-cell office:value-type="float" office:value="12.6068688992355" calcext:value-type="float">
            <text:p>12,607</text:p>
          </table:table-cell>
          <table:table-cell office:value-type="time" office:time-value="PT00H09M37S" calcext:value-type="time">
            <text:p>00:09:37</text:p>
          </table:table-cell>
          <table:table-cell table:number-columns-repeated="1008"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.7343351003176" calcext:value-type="float">
            <text:p>10,734</text:p>
          </table:table-cell>
          <table:table-cell office:value-type="time" office:time-value="PT00H08M32S" calcext:value-type="time">
            <text:p>00:08:32</text:p>
          </table:table-cell>
          <table:table-cell office:value-type="float" office:value="12.3745447237623" calcext:value-type="float">
            <text:p>12,375</text:p>
          </table:table-cell>
          <table:table-cell office:value-type="time" office:time-value="PT00H08M13S" calcext:value-type="time">
            <text:p>00:08:13</text:p>
          </table:table-cell>
          <table:table-cell table:number-columns-repeated="1008"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9.27492007863986" calcext:value-type="float">
            <text:p>9,275</text:p>
          </table:table-cell>
          <table:table-cell office:value-type="time" office:time-value="PT00H15M53S" calcext:value-type="time">
            <text:p>00:15:53</text:p>
          </table:table-cell>
          <table:table-cell office:value-type="float" office:value="9.39613599993578" calcext:value-type="float">
            <text:p>9,396</text:p>
          </table:table-cell>
          <table:table-cell office:value-type="time" office:time-value="PT00H15M18S" calcext:value-type="time">
            <text:p>00:15:18</text:p>
          </table:table-cell>
          <table:table-cell table:number-columns-repeated="1008"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.7474597212719" calcext:value-type="float">
            <text:p>10,747</text:p>
          </table:table-cell>
          <table:table-cell office:value-type="time" office:time-value="PT00H08M47S" calcext:value-type="time">
            <text:p>00:08:47</text:p>
          </table:table-cell>
          <table:table-cell office:value-type="float" office:value="12.4213882080945" calcext:value-type="float">
            <text:p>12,421</text:p>
          </table:table-cell>
          <table:table-cell office:value-type="time" office:time-value="PT00H08M16S" calcext:value-type="time">
            <text:p>00:08:16</text:p>
          </table:table-cell>
          <table:table-cell table:number-columns-repeated="1008"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, 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.7283656316547" calcext:value-type="float">
            <text:p>10,728</text:p>
          </table:table-cell>
          <table:table-cell office:value-type="time" office:time-value="PT00H09M33S" calcext:value-type="time">
            <text:p>00:09:33</text:p>
          </table:table-cell>
          <table:table-cell office:value-type="float" office:value="12.6771367251589" calcext:value-type="float">
            <text:p>12,677</text:p>
          </table:table-cell>
          <table:table-cell office:value-type="time" office:time-value="PT00H08M31S" calcext:value-type="time">
            <text:p>00:08:31</text:p>
          </table:table-cell>
          <table:table-cell table:number-columns-repeated="1008"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.7494870359387" calcext:value-type="float">
            <text:p>10,749</text:p>
          </table:table-cell>
          <table:table-cell office:value-type="time" office:time-value="PT00H18M02S" calcext:value-type="time">
            <text:p>00:18:02</text:p>
          </table:table-cell>
          <table:table-cell office:value-type="float" office:value="9.79567970778858" calcext:value-type="float">
            <text:p>9,796</text:p>
          </table:table-cell>
          <table:table-cell office:value-type="time" office:time-value="PT00H15M41S" calcext:value-type="time">
            <text:p>00:15:41</text:p>
          </table:table-cell>
          <table:table-cell table:number-columns-repeated="1008"/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.7253174929146" calcext:value-type="float">
            <text:p>10,725</text:p>
          </table:table-cell>
          <table:table-cell office:value-type="time" office:time-value="PT00H10M07S" calcext:value-type="time">
            <text:p>00:10:07</text:p>
          </table:table-cell>
          <table:table-cell office:value-type="float" office:value="12.6716396035554" calcext:value-type="float">
            <text:p>12,672</text:p>
          </table:table-cell>
          <table:table-cell office:value-type="time" office:time-value="PT00H08M29S" calcext:value-type="time">
            <text:p>00:08:29</text:p>
          </table:table-cell>
          <table:table-cell table:number-columns-repeated="1008"/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.7097990252595" calcext:value-type="float">
            <text:p>10,710</text:p>
          </table:table-cell>
          <table:table-cell office:value-type="time" office:time-value="PT00H16M03S" calcext:value-type="time">
            <text:p>00:16:03</text:p>
          </table:table-cell>
          <table:table-cell office:value-type="float" office:value="9.52881475608979" calcext:value-type="float">
            <text:p>9,529</text:p>
          </table:table-cell>
          <table:table-cell office:value-type="time" office:time-value="PT00H14M00S" calcext:value-type="time">
            <text:p>00:14:00</text:p>
          </table:table-cell>
          <table:table-cell table:number-columns-repeated="100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.7234237217101" calcext:value-type="float">
            <text:p>10,723</text:p>
          </table:table-cell>
          <table:table-cell office:value-type="time" office:time-value="PT00H08M12S" calcext:value-type="time">
            <text:p>00:08:12</text:p>
          </table:table-cell>
          <table:table-cell office:value-type="float" office:value="11.5568564599461" calcext:value-type="float">
            <text:p>11,557</text:p>
          </table:table-cell>
          <table:table-cell office:value-type="time" office:time-value="PT00H06M57S" calcext:value-type="time">
            <text:p>00:06:57</text:p>
          </table:table-cell>
          <table:table-cell table:number-columns-repeated="1008"/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.7333271047499" calcext:value-type="float">
            <text:p>10,733</text:p>
          </table:table-cell>
          <table:table-cell office:value-type="time" office:time-value="PT00H16M32S" calcext:value-type="time">
            <text:p>00:16:32</text:p>
          </table:table-cell>
          <table:table-cell office:value-type="float" office:value="9.54322582821632" calcext:value-type="float">
            <text:p>9,543</text:p>
          </table:table-cell>
          <table:table-cell office:value-type="time" office:time-value="PT13H41M00S" calcext:value-type="time">
            <text:p>13:41:00</text:p>
          </table:table-cell>
          <table:table-cell table:number-columns-repeated="1008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able-cell-properties fo:background-color="#111111" style:diagonal-bl-tr="none" style:diagonal-tl-br="none" fo:border="0.06pt dotted #666666"/>
      <style:text-properties fo:color="#ffffff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 style:data-style-name="N2" text:time-value="08:54:09.308413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3T09:16:42.152322998</meta:creation-date>
    <dc:date>2021-10-28T13:56:06.241017365</dc:date>
    <meta:editing-duration>PT14H4M1S</meta:editing-duration>
    <meta:editing-cycles>51</meta:editing-cycles>
    <meta:generator>LibreOffice/6.4.7.2$Linux_X86_64 LibreOffice_project/40$Build-2</meta:generator>
    <meta:document-statistic meta:table-count="1" meta:cell-count="983" meta:object-count="0"/>
  </office:meta>
</office:document-meta>
</file>